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0.05cm" fo:min-width="0cm"/>
    </style:style>
    <style:style style:name="gr2" style:family="graphic" style:parent-style-name="objectwithoutfill">
      <style:graphic-properties svg:stroke-width="0.02cm" draw:marker-start-width="0.25cm" draw:marker-end-width="0.25cm" draw:fill="bitmap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1cm" draw:marker-start-width="0.22cm" draw:marker-end-width="0.22cm" draw:fill="bitmap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0.048cm" fo:min-width="0cm"/>
    </style:style>
    <style:style style:name="gr6" style:family="graphic" style:parent-style-name="objectwithoutfill">
      <style:graphic-properties svg:stroke-width="0.04cm" svg:stroke-color="#000000" draw:marker-start-width="0.42cm" draw:marker-end-width="0.42cm" draw:fill="none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svg:stroke-width="0.01cm" svg:stroke-color="#000000" draw:marker-start-width="0.22cm" draw:marker-end-width="0.22cm" draw:textarea-vertical-align="middle" fo:padding-top="0.13cm" fo:padding-bottom="0.13cm" fo:padding-left="0.255cm" fo:padding-right="0.255cm"/>
    </style:style>
    <style:style style:name="gr8" style:family="graphic" style:parent-style-name="standard">
      <style:graphic-properties svg:stroke-width="0.01cm" draw:marker-start-width="0.22cm" draw:marker-end-width="0.22cm" draw:textarea-vertical-align="middle" fo:padding-top="0.13cm" fo:padding-bottom="0.13cm" fo:padding-left="0.255cm" fo:padding-right="0.255cm"/>
    </style:style>
    <style:style style:name="gr9" style:family="graphic" style:parent-style-name="objectwithoutfill">
      <style:graphic-properties svg:stroke-width="0.03cm" svg:stroke-color="#000000" draw:marker-start-width="0.4cm" draw:marker-end-width="0.4cm" draw:fill="none" draw:textarea-vertical-align="middle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1cm" draw:marker-start-width="0.23cm" draw:marker-end-width="0.23cm" draw:fill="bitmap" draw:textarea-vertical-align="middle" fo:padding-top="0.13cm" fo:padding-bottom="0.13cm" fo:padding-left="0.255cm" fo:padding-right="0.255cm"/>
    </style:style>
    <style:style style:name="gr11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2" style:family="graphic" style:parent-style-name="objectwithoutfill">
      <style:graphic-properties draw:fill="bitmap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0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5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width="0cm" draw:marker-start-width="0.21cm" draw:marker-end-width="0.21cm" draw:fill="solid" draw:fill-color="#ffffff" draw:gradient-step-count="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="solid" draw:fill-color="#729fcf" draw:textarea-vertical-align="middle"/>
    </style:style>
    <style:style style:name="gr20" style:family="graphic" style:parent-style-name="objectwithoutfill">
      <style:graphic-properties svg:stroke-width="0.02cm" svg:stroke-color="#000000" draw:marker-start-width="0.38cm" draw:marker-end-width="0.38cm" draw:fill="none" draw:textarea-vertical-align="middle" fo:padding-top="0.135cm" fo:padding-bottom="0.135cm" fo:padding-left="0.26cm" fo:padding-right="0.26cm"/>
    </style:style>
    <style:style style:name="gr21" style:family="graphic" style:parent-style-name="objectwithoutfill">
      <style:graphic-properties draw:fill="bitmap" draw:fill-color="#729fcf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36cm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bitmap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3465a4" fo:font-size="8pt" fo:background-color="transparen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color="#ff0000" fo:font-size="8pt" style:font-size-asian="18pt" style:font-size-complex="18pt"/>
    </style:style>
    <style:style style:name="P11" style:family="paragraph">
      <loext:graphic-properties draw:fill="solid" draw:fill-color="#ffffff" draw:gradient-step-count="0"/>
      <style:paragraph-properties fo:text-align="center"/>
    </style:style>
    <style:style style:name="P12" style:family="paragraph">
      <loext:graphic-properties draw:fill="bitmap" draw:fill-color="#729fcf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3465a4" fo:font-size="8pt" style:font-size-asian="18pt" style:font-size-complex="18pt"/>
    </style:style>
    <style:style style:name="P14" style:family="paragraph">
      <style:text-properties fo:font-size="9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color="#ff0000" fo:font-size="9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6pt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color="#ffbf00" fo:font-size="8pt"/>
    </style:style>
    <style:style style:name="T5" style:family="text">
      <style:text-properties fo:color="#ffbf00" fo:font-size="8pt" style:font-size-asian="18pt" style:font-size-complex="18pt"/>
    </style:style>
    <style:style style:name="T6" style:family="text">
      <style:text-properties fo:color="#3465a4" fo:font-size="8pt" fo:background-color="transparent" style:font-size-asian="18pt" style:font-size-complex="18pt"/>
    </style:style>
    <style:style style:name="T7" style:family="text">
      <style:text-properties fo:color="#ff0000" fo:font-size="8pt"/>
    </style:style>
    <style:style style:name="T8" style:family="text">
      <style:text-properties fo:color="#ff0000" fo:font-size="8pt" style:font-size-asian="18pt" style:font-size-complex="18pt"/>
    </style:style>
    <style:style style:name="T9" style:family="text">
      <style:text-properties fo:font-size="9pt" style:font-size-asian="18pt" style:font-size-complex="18pt"/>
    </style:style>
    <style:style style:name="T10" style:family="text">
      <style:text-properties fo:font-size="7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cm" svg:height="0.899cm" draw:transform="rotate (-0.786619893873844) translate (6.201cm 0.68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6.201cm" svg:y1="0.683cm" svg:x2="6.908cm" svg:y2="1.39cm">
          <text:p/>
        </draw:line>
        <draw:custom-shape draw:style-name="gr3" draw:text-style-name="P1" xml:id="id1" draw:id="id1" draw:layer="layout" svg:width="0.1cm" svg:height="0.1cm" draw:transform="rotate (0.0308923277602996) translate (6.998cm 0.5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7.014cm" svg:y1="0.677cm" svg:x2="6.556cm" svg:y2="1.037cm" draw:start-shape="id1" draw:start-glue-point="7" draw:end-shape="id2" draw:end-glue-point="4" svg:d="M7014 677l-458 360" svg:viewBox="0 0 459 361">
          <text:p/>
        </draw:connector>
        <draw:connector draw:style-name="gr4" draw:text-style-name="P2" draw:layer="layout" draw:type="line" svg:x1="7.086cm" svg:y1="0.675cm" svg:x2="7.545cm" svg:y2="1.037cm" draw:start-shape="id1" draw:start-glue-point="9" draw:end-shape="id3" draw:end-glue-point="7" svg:d="M7086 675l459 362" svg:viewBox="0 0 460 363">
          <text:p/>
        </draw:connector>
        <draw:custom-shape draw:style-name="gr3" draw:text-style-name="P1" xml:id="id4" draw:id="id4" draw:layer="layout" svg:width="0.1cm" svg:height="0.1cm" draw:transform="rotate (0.822224610614529) translate (8.609cm 2.1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cm" svg:height="0.9cm" draw:transform="rotate (-2.35410009508995) translate (8.536cm 1.31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type="line" svg:x1="8.643cm" svg:y1="2.133cm" svg:x2="8.184cm" svg:y2="1.673cm" draw:start-shape="id4" draw:start-glue-point="4" draw:end-shape="id3" draw:end-glue-point="4" svg:d="M8643 2133l-459-460" svg:viewBox="0 0 460 461">
          <text:p/>
        </draw:connector>
        <draw:line draw:style-name="gr2" draw:text-style-name="P2" draw:layer="layout" svg:x1="8.536cm" svg:y1="1.318cm" svg:x2="7.829cm" svg:y2="2.025cm">
          <text:p/>
        </draw:line>
        <draw:connector draw:style-name="gr4" draw:text-style-name="P2" draw:layer="layout" draw:type="line" svg:x1="8.646cm" svg:y1="2.204cm" svg:x2="8.171cm" svg:y2="2.662cm" draw:start-shape="id4" draw:start-glue-point="6" draw:end-shape="id5" draw:end-glue-point="7" svg:d="M8646 2204l-475 458" svg:viewBox="0 0 476 459">
          <text:p/>
        </draw:connector>
        <draw:custom-shape draw:style-name="gr3" draw:text-style-name="P1" xml:id="id6" draw:id="id6" draw:layer="layout" svg:width="0.1cm" svg:height="0.1cm" draw:transform="rotate (3.13688026460941) translate (7.1cm 3.8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0.987cm" svg:height="0.895cm" draw:transform="rotate (2.35951061577113) translate (7.889cm 3.64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10.789210789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type="line" svg:x1="7.086cm" svg:y1="3.756cm" svg:x2="7.539cm" svg:y2="3.298cm" draw:start-shape="id6" draw:start-glue-point="7" draw:end-shape="id5" draw:end-glue-point="4" svg:d="M7086 3756l453-458" svg:viewBox="0 0 454 459">
          <text:p/>
        </draw:connector>
        <draw:line draw:style-name="gr2" draw:text-style-name="P2" draw:layer="layout" svg:x1="7.898cm" svg:y1="3.653cm" svg:x2="7.191cm" svg:y2="2.946cm">
          <text:p/>
        </draw:line>
        <draw:connector draw:style-name="gr4" draw:text-style-name="P2" draw:layer="layout" draw:type="line" svg:x1="7.014cm" svg:y1="3.756cm" svg:x2="6.555cm" svg:y2="3.298cm" draw:start-shape="id6" draw:start-glue-point="9" draw:end-shape="id7" draw:end-glue-point="7" svg:d="M7014 3756l-459-458" svg:viewBox="0 0 460 459">
          <text:p/>
        </draw:connector>
        <draw:custom-shape draw:style-name="gr1" draw:text-style-name="P1" xml:id="id7" draw:id="id7" draw:layer="layout" svg:width="1cm" svg:height="0.9cm" draw:transform="rotate (0.786968959724243) translate (5.564cm 3.01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type="line" svg:x1="5.433cm" svg:y1="2.159cm" svg:x2="5.917cm" svg:y2="2.662cm" draw:start-shape="id8" draw:start-glue-point="2" draw:end-shape="id7" draw:end-glue-point="4" svg:d="M5433 2159l484 503" svg:viewBox="0 0 485 504">
          <text:p/>
        </draw:connector>
        <draw:line draw:style-name="gr2" draw:text-style-name="P2" draw:layer="layout" svg:x1="5.566cm" svg:y1="3.015cm" svg:x2="6.273cm" svg:y2="2.308cm">
          <text:p/>
        </draw:line>
        <draw:connector draw:style-name="gr4" draw:text-style-name="P2" xml:id="id8" draw:id="id8" draw:layer="layout" draw:type="line" svg:x1="5.433cm" svg:y1="2.159cm" svg:x2="5.918cm" svg:y2="1.673cm" draw:end-shape="id2" draw:end-glue-point="7" svg:d="M5433 2159l485-486" svg:viewBox="0 0 486 487">
          <text:p/>
        </draw:connector>
        <draw:g xml:id="id9" draw:id="id9">
          <draw:path draw:style-name="gr6" draw:text-style-name="P3" draw:layer="layout" svg:width="0.428cm" svg:height="0.193cm" draw:transform="skewX (-0.0678933079025794) rotate (2.96112560893358) translate (3.71999984443863cm 2.17900137601971cm)" svg:viewBox="0 0 429 194" svg:d="M0 0c393-1 429 194 429 194">
            <text:p/>
          </draw:path>
          <draw:path draw:style-name="gr6" draw:text-style-name="P3" draw:layer="layout" svg:width="0.425cm" svg:height="0.219cm" draw:transform="skewX (0.0647517152489896) rotate (0.180117978805815) translate (3.29680232356722cm 1.70985022481058cm)" svg:viewBox="0 0 426 220" svg:d="M426 0c-394-1-426 220-426 220">
            <text:p/>
          </draw:path>
          <draw:path draw:style-name="gr6" draw:text-style-name="P3" draw:layer="layout" svg:width="0.419cm" svg:height="0.087cm" draw:transform="skewX (-0.204028989558137) rotate (-3.07073228595882) translate (4.13439250876367cm 2.14865636146656cm)" svg:viewBox="0 0 420 88" svg:d="M420 0c-389 0-420 88-420 88">
            <text:p/>
          </draw:path>
          <draw:path draw:style-name="gr6" draw:text-style-name="P3" draw:layer="layout" svg:width="0.419cm" svg:height="0.13cm" draw:transform="skewX (0.0750491578357561) rotate (-0.106116018521256) translate (3.70183767302664cm 1.90718934694762cm)" svg:viewBox="0 0 420 131" svg:d="M0 0c390 0 420 131 420 131">
            <text:p/>
          </draw:path>
          <draw:path draw:style-name="gr6" draw:text-style-name="P3" draw:layer="layout" svg:width="0.425cm" svg:height="0.216cm" draw:transform="skewX (0.0715584993317675) rotate (0.185004900711399) translate (3.28553212666239cm 1.98489351138388cm)" svg:viewBox="0 0 426 217" svg:d="M426 0c-395-3-426 217-426 217">
            <text:p/>
          </draw:path>
          <draw:path draw:style-name="gr6" draw:text-style-name="P3" draw:layer="layout" svg:width="0.43cm" svg:height="0.222cm" draw:transform="skewX (-0.0710349005561692) rotate (2.96147467478398) translate (3.70999904469483cm 2.49900872282921cm)" svg:viewBox="0 0 431 223" svg:d="M0 0c394-2 431 223 431 223">
            <text:p/>
          </draw:path>
          <draw:path draw:style-name="gr6" draw:text-style-name="P3" draw:layer="layout" svg:width="0.401cm" svg:height="0.072cm" draw:transform="skewX (-0.195651409148564) rotate (-3.07073228595882) translate (4.11122760357774cm 2.47052416885981cm)" svg:viewBox="0 0 402 73" svg:d="M402 0c-389-1-410 72-400 73">
            <text:p/>
          </draw:path>
          <draw:path draw:style-name="gr6" draw:text-style-name="P3" draw:layer="layout" svg:width="0.419cm" svg:height="0.129cm" draw:transform="skewX (0.068940505453776) rotate (-0.108734012399247) translate (3.70183967965019cm 2.23064343087695cm)" svg:viewBox="0 0 420 130" svg:d="M0 0c390-1 420 130 420 130">
            <text:p/>
          </draw:path>
          <draw:path draw:style-name="gr6" draw:text-style-name="P3" draw:layer="layout" svg:width="0.425cm" svg:height="0.217cm" draw:transform="skewX (0.0715584993317675) rotate (0.182561439758607) translate (3.28594358822376cm 2.30724197713638cm)" svg:viewBox="0 0 426 218" svg:d="M426 0c-395-2-426 218-426 218">
            <text:p/>
          </draw:path>
          <draw:path draw:style-name="gr6" draw:text-style-name="P3" draw:layer="layout" svg:width="0.442cm" svg:height="0.23cm" draw:transform="skewX (-0.0678933079025794) rotate (2.96112560893358) translate (3.71999909591831cm 2.82900799706383cm)" svg:viewBox="0 0 443 231" svg:d="M0 0c393-2 443 231 443 231">
            <text:p/>
          </draw:path>
          <draw:path draw:style-name="gr6" draw:text-style-name="P3" draw:layer="layout" svg:width="0.41cm" svg:height="0.087cm" draw:transform="skewX (-0.197396738400559) rotate (-3.07073228595882) translate (4.12388906112758cm 2.79590639928355cm)" svg:viewBox="0 0 411 88" svg:d="M411 0c-389 0-411 88-411 88">
            <text:p/>
          </draw:path>
          <draw:path draw:style-name="gr6" draw:text-style-name="P3" draw:layer="layout" svg:width="0.433cm" svg:height="0.13cm" draw:transform="skewX (0.068940505453776) rotate (-0.108734012399247) translate (3.70200014640656cm 2.55299918467369cm)" svg:viewBox="0 0 434 131" svg:d="M0 0c390 0 410 113 434 131">
            <text:p/>
          </draw:path>
          <draw:path draw:style-name="gr6" draw:text-style-name="P3" draw:layer="layout" svg:width="0.425cm" svg:height="0.215cm" draw:transform="skewX (0.0748746249105568) rotate (0.187448361664191) translate (3.28583416181244cm 2.63215669002984cm)" svg:viewBox="0 0 426 216" svg:d="M426 0c-395-4-426 216-426 216">
            <text:p/>
          </draw:path>
          <draw:path draw:style-name="gr6" draw:text-style-name="P3" draw:layer="layout" svg:width="0.431cm" svg:height="0.224cm" draw:transform="skewX (-0.0713839664065681) rotate (2.96147467478398) translate (3.70999985202609cm 3.13900135551219cm)" svg:viewBox="0 0 432 225" svg:d="M0 0c394-1 432 225 432 225">
            <text:p/>
          </draw:path>
          <draw:line draw:style-name="gr6" draw:text-style-name="P3" draw:layer="layout" svg:x1="3.718cm" svg:y1="1.659cm" svg:x2="3.71cm" svg:y2="0.869cm">
            <text:p/>
          </draw:line>
          <draw:line draw:style-name="gr6" draw:text-style-name="P3" draw:layer="layout" svg:x1="3.711cm" svg:y1="3.919cm" svg:x2="3.703cm" svg:y2="3.129cm">
            <text:p/>
          </draw:line>
        </draw:g>
        <draw:connector draw:style-name="gr7" draw:text-style-name="P4" draw:layer="layout" draw:line-skew="0.33cm" svg:x1="7.047cm" svg:y1="0.59cm" svg:x2="3.709cm" svg:y2="0.869cm" draw:start-shape="id1" draw:start-glue-point="4" draw:end-shape="id9" draw:end-glue-point="0" svg:d="M7047 590v-176h-3338v455" svg:viewBox="0 0 3339 456">
          <text:p/>
        </draw:connector>
        <draw:connector draw:style-name="gr8" draw:text-style-name="P4" draw:layer="layout" svg:x1="7.05cm" svg:y1="3.842cm" svg:x2="3.709cm" svg:y2="3.919cm" draw:start-shape="id6" draw:start-glue-point="4" draw:end-shape="id9" draw:end-glue-point="2" svg:d="M7050 3842v597h-3341v-520" svg:viewBox="0 0 3342 598">
          <text:p/>
        </draw:connector>
        <draw:g xml:id="id11" draw:id="id11">
          <draw:line draw:style-name="gr9" draw:text-style-name="P5" draw:layer="layout" svg:x1="9.52cm" svg:y1="3.129cm" svg:x2="9.051cm" svg:y2="3.271cm">
            <text:p/>
          </draw:line>
          <draw:line draw:style-name="gr9" draw:text-style-name="P5" draw:layer="layout" svg:x1="10cm" svg:y1="3.648cm" svg:x2="9.052cm" svg:y2="3.268cm">
            <text:p/>
          </draw:line>
          <draw:line draw:style-name="gr9" draw:text-style-name="P5" draw:layer="layout" svg:x1="10cm" svg:y1="4.339cm" svg:x2="9.02cm" svg:y2="4.619cm">
            <text:p/>
          </draw:line>
          <draw:line draw:style-name="gr9" draw:text-style-name="P5" draw:layer="layout" svg:x1="10cm" svg:y1="3.649cm" svg:x2="9.03cm" svg:y2="3.933cm">
            <text:p/>
          </draw:line>
          <draw:line draw:style-name="gr9" draw:text-style-name="P5" draw:layer="layout" svg:x1="10cm" svg:y1="4.319cm" svg:x2="9.03cm" svg:y2="3.949cm">
            <text:p/>
          </draw:line>
          <draw:line draw:style-name="gr9" draw:text-style-name="P5" draw:layer="layout" svg:x1="9.91cm" svg:y1="4.989cm" svg:x2="9.02cm" svg:y2="4.619cm">
            <text:p/>
          </draw:line>
          <draw:line draw:style-name="gr9" draw:text-style-name="P5" draw:layer="layout" svg:x1="9.91cm" svg:y1="4.999cm" svg:x2="9.42cm" svg:y2="5.149cm">
            <text:p/>
          </draw:line>
        </draw:g>
        <draw:g>
          <draw:line draw:style-name="gr9" draw:text-style-name="P5" draw:layer="layout" svg:x1="10.47cm" svg:y1="3.799cm" svg:x2="11.67cm" svg:y2="3.799cm">
            <text:p/>
          </draw:line>
          <draw:line draw:style-name="gr9" draw:text-style-name="P5" draw:layer="layout" svg:x1="10.47cm" svg:y1="4.349cm" svg:x2="11.67cm" svg:y2="4.349cm">
            <text:p/>
          </draw:line>
          <draw:line draw:style-name="gr9" draw:text-style-name="P5" draw:layer="layout" svg:x1="11.05cm" svg:y1="5.229cm" svg:x2="11.056cm" svg:y2="4.345cm">
            <text:p/>
          </draw:line>
          <draw:line draw:style-name="gr9" draw:text-style-name="P5" draw:layer="layout" svg:x1="11.05cm" svg:y1="3.812cm" svg:x2="11.056cm" svg:y2="2.928cm">
            <text:p/>
          </draw:line>
        </draw:g>
        <draw:g xml:id="id10" draw:id="id10">
          <draw:line draw:style-name="gr9" draw:text-style-name="P5" draw:layer="layout" svg:x1="11.738cm" svg:y1="2.177cm" svg:x2="11.942cm" svg:y2="1.745cm">
            <text:p/>
          </draw:line>
          <draw:line draw:style-name="gr9" draw:text-style-name="P5" draw:layer="layout" svg:x1="12.318cm" svg:y1="2.547cm" svg:x2="11.938cm" svg:y2="1.746cm">
            <text:p/>
          </draw:line>
          <draw:line draw:style-name="gr9" draw:text-style-name="P5" draw:layer="layout" svg:x1="13.098cm" svg:y1="2.577cm" svg:x2="13.478cm" svg:y2="1.777cm">
            <text:p/>
          </draw:line>
          <draw:line draw:style-name="gr9" draw:text-style-name="P5" draw:layer="layout" svg:x1="12.318cm" svg:y1="2.547cm" svg:x2="12.695cm" svg:y2="1.765cm">
            <text:p/>
          </draw:line>
          <draw:line draw:style-name="gr9" draw:text-style-name="P5" draw:layer="layout" svg:x1="13.098cm" svg:y1="2.577cm" svg:x2="12.708cm" svg:y2="1.767cm">
            <text:p/>
          </draw:line>
          <draw:line draw:style-name="gr9" draw:text-style-name="P5" draw:layer="layout" svg:x1="13.868cm" svg:y1="2.587cm" svg:x2="13.488cm" svg:y2="1.777cm">
            <text:p/>
          </draw:line>
          <draw:line draw:style-name="gr9" draw:text-style-name="P5" draw:layer="layout" svg:x1="13.878cm" svg:y1="2.587cm" svg:x2="14.048cm" svg:y2="2.157cm">
            <text:p/>
          </draw:line>
        </draw:g>
        <draw:custom-shape draw:style-name="gr3" draw:text-style-name="P1" xml:id="id21" draw:id="id21" draw:layer="layout" svg:width="0.091cm" svg:height="0.1cm" draw:transform="rotate (0.0308923277602996) translate (0.947cm 0.3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svg:x1="8.731cm" svg:y1="2.165cm" svg:x2="11.738cm" svg:y2="2.166cm" draw:start-shape="id4" draw:start-glue-point="9" draw:end-shape="id10" draw:end-glue-point="3" svg:d="M8731 2165h1499v1h1508" svg:viewBox="0 0 3008 2">
          <text:p/>
        </draw:connector>
        <draw:connector draw:style-name="gr4" draw:text-style-name="P2" draw:layer="layout" draw:type="line" svg:x1="9.51cm" svg:y1="3.129cm" svg:x2="9.508cm" svg:y2="2.166cm" draw:start-shape="id11" svg:d="M9510 3129l-2-963" svg:viewBox="0 0 3 964">
          <text:p/>
        </draw:connector>
        <draw:custom-shape draw:style-name="gr3" draw:text-style-name="P1" xml:id="id12" draw:id="id12" draw:layer="layout" svg:width="0.1cm" svg:height="0.106cm" draw:transform="rotate (0.822224610614529) translate (16.4cm 2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16.421cm" svg:y1="2.158cm" svg:x2="14.048cm" svg:y2="2.166cm" draw:start-shape="id12" draw:start-glue-point="5" draw:end-shape="id10" draw:end-glue-point="1" svg:d="M16421 2158l-2373 8" svg:viewBox="0 0 2374 9">
          <text:p/>
        </draw:connector>
        <draw:frame draw:style-name="gr11" draw:text-style-name="P6" xml:id="id13" draw:id="id13" draw:layer="layout" svg:width="0.82cm" svg:height="0.645cm" svg:x="14.58cm" svg:y="4.219cm">
          <draw:text-box>
            <text:p><text:span text:style-name="T1">...</text:span></text:p>
          </draw:text-box>
        </draw:frame>
        <draw:custom-shape draw:style-name="gr1" draw:text-style-name="P1" xml:id="id16" draw:id="id16" draw:layer="layout" svg:width="1cm" svg:height="0.9cm" draw:transform="rotate (-3.1407199889638) translate (15.478cm 4.2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2" draw:layer="layout" svg:x1="15.468cm" svg:y1="4.281cm" svg:x2="14.468cm" svg:y2="4.281cm">
          <text:p/>
        </draw:line>
        <draw:custom-shape draw:style-name="gr1" draw:text-style-name="P1" xml:id="id14" draw:id="id14" draw:layer="layout" svg:width="1cm" svg:height="0.9cm" draw:transform="rotate (-3.1407199889638) translate (15.478cm 5.8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2" draw:layer="layout" svg:x1="15.468cm" svg:y1="5.881cm" svg:x2="14.468cm" svg:y2="5.881cm">
          <text:p/>
        </draw:line>
        <draw:connector draw:style-name="gr12" draw:text-style-name="P2" draw:layer="layout" draw:type="line" svg:x1="14.99cm" svg:y1="4.219cm" svg:x2="14.99cm" svg:y2="4.219cm" draw:start-shape="id13" draw:end-shape="id13" svg:d="M14990 4219z" svg:viewBox="0 0 1 1">
          <text:p/>
        </draw:connector>
        <draw:line draw:style-name="gr4" draw:text-style-name="P2" draw:layer="layout" svg:x1="14.98cm" svg:y1="4.279cm" svg:x2="14.98cm" svg:y2="4.559cm">
          <text:p/>
        </draw:line>
        <draw:line draw:style-name="gr4" draw:text-style-name="P2" draw:layer="layout" svg:x1="14.98cm" svg:y1="4.719cm" svg:x2="14.98cm" svg:y2="4.979cm">
          <text:p/>
        </draw:line>
        <draw:connector draw:style-name="gr4" draw:text-style-name="P2" draw:layer="layout" draw:type="line" svg:x1="14.977cm" svg:y1="5.881cm" svg:x2="14.976cm" svg:y2="6.092cm" draw:start-shape="id14" draw:start-glue-point="4" svg:d="M14977 5881l-1 211" svg:viewBox="0 0 2 212">
          <text:p/>
        </draw:connector>
        <draw:line draw:style-name="gr4" draw:text-style-name="P2" draw:layer="layout" svg:x1="9.42cm" svg:y1="5.149cm" svg:x2="9.42cm" svg:y2="6.089cm">
          <text:p/>
        </draw:line>
        <draw:g xml:id="id19" draw:id="id19">
          <draw:path draw:style-name="gr6" draw:text-style-name="P3" draw:layer="layout" svg:width="0.414cm" svg:height="0.192cm" draw:transform="skewX (0.0644026493985908) rotate (-2.96060201015798) translate (2.7025157953678cm 2.11124694375445cm)" svg:viewBox="0 0 415 193" svg:d="M415 0c-393-1-415 193-415 193">
            <text:p/>
          </draw:path>
          <draw:path draw:style-name="gr6" draw:text-style-name="P3" draw:layer="layout" svg:width="0.418cm" svg:height="0.22cm" draw:transform="skewX (-0.0644026493985908) rotate (-0.180990643431813) translate (2.29400151272413cm 1.63398708388555cm)" svg:viewBox="0 0 419 221" svg:d="M0 0c394-2 419 221 419 221">
            <text:p/>
          </draw:path>
          <draw:path draw:style-name="gr6" draw:text-style-name="P3" draw:layer="layout" svg:width="0.419cm" svg:height="0.087cm" draw:transform="skewX (0.204028989558137) rotate (3.07073228595882) translate (2.29455348212173cm 2.17839281587948cm)" svg:viewBox="0 0 420 88" svg:d="M0 0c389 0 420 88 420 88">
            <text:p/>
          </draw:path>
          <draw:path draw:style-name="gr6" draw:text-style-name="P3" draw:layer="layout" svg:width="0.42cm" svg:height="0.13cm" draw:transform="skewX (-0.0808087443673374) rotate (0.106814150222053) translate (1.88973335830232cm 1.95205381038442cm)" svg:viewBox="0 0 421 131" svg:d="M421 0c-390 0-421 131-421 131">
            <text:p/>
          </draw:path>
          <draw:path draw:style-name="gr6" draw:text-style-name="P3" draw:layer="layout" svg:width="0.426cm" svg:height="0.224cm" draw:transform="skewX (-0.0680678408277788) rotate (-0.183957703160203) translate (2.30600372026084cm 1.90696804214885cm)" svg:viewBox="0 0 427 225" svg:d="M0 0c394-3 427 225 427 225">
            <text:p/>
          </draw:path>
          <draw:path draw:style-name="gr6" draw:text-style-name="P3" draw:layer="layout" svg:width="0.425cm" svg:height="0.219cm" draw:transform="skewX (0.06771877497738) rotate (-2.96060201015798) translate (2.72475963455818cm 2.42448822629359cm)" svg:viewBox="0 0 426 220" svg:d="M426 0c-394-1-426 220-426 220">
            <text:p/>
          </draw:path>
          <draw:path draw:style-name="gr6" draw:text-style-name="P3" draw:layer="layout" svg:width="0.412cm" svg:height="0.081cm" draw:transform="skewX (0.195651409148564) rotate (3.07073228595882) translate (2.30999929634461cm 2.49900257743241cm)" svg:viewBox="0 0 413 82" svg:d="M0 0c389-1 413 82 413 82">
            <text:p/>
          </draw:path>
          <draw:path draw:style-name="gr6" draw:text-style-name="P3" draw:layer="layout" svg:width="0.419cm" svg:height="0.129cm" draw:transform="skewX (-0.0696386371545737) rotate (0.109257611174845) translate (1.89052084865051cm 2.2764535877523cm)" svg:viewBox="0 0 420 130" svg:d="M420 0c-390-1-420 130-420 130">
            <text:p/>
          </draw:path>
          <draw:path draw:style-name="gr6" draw:text-style-name="P3" draw:layer="layout" svg:width="0.425cm" svg:height="0.217cm" draw:transform="skewX (-0.0713839664065681) rotate (-0.183434104384604) translate (2.30513630664787cm 2.22989704995572cm)" svg:viewBox="0 0 426 218" svg:d="M0 0c395-2 426 218 426 218">
            <text:p/>
          </draw:path>
          <draw:path draw:style-name="gr6" draw:text-style-name="P3" draw:layer="layout" svg:width="0.44cm" svg:height="0.234cm" draw:transform="skewX (0.0644026493985907) rotate (-2.96060201015798) translate (2.72737147254148cm 2.75270624293744cm)" svg:viewBox="0 0 441 235" svg:d="M441 0c-394-2-441 235-441 235">
            <text:p/>
          </draw:path>
          <draw:path draw:style-name="gr6" draw:text-style-name="P3" draw:layer="layout" svg:width="0.399cm" svg:height="0.082cm" draw:transform="skewX (0.194080612821769) rotate (3.07038322010842) translate (2.3cm 2.829cm)" svg:viewBox="0 0 400 83" svg:d="M0 0c389 0 420 71 393 83">
            <text:p/>
          </draw:path>
          <draw:path draw:style-name="gr6" draw:text-style-name="P3" draw:layer="layout" svg:width="0.419cm" svg:height="0.129cm" draw:transform="skewX (-0.0692895713041749) rotate (0.109257611174845) translate (1.89056610282843cm 2.59926826798971cm)" svg:viewBox="0 0 420 130" svg:d="M420 0c-390-1-420 130-420 130">
            <text:p/>
          </draw:path>
          <draw:path draw:style-name="gr6" draw:text-style-name="P3" draw:layer="layout" svg:width="0.425cm" svg:height="0.216cm" draw:transform="skewX (-0.0747000919853573) rotate (-0.186401164112995) translate (2.30562688422036cm 2.55278097523844cm)" svg:viewBox="0 0 426 217" svg:d="M0 0c395-4 426 217 426 217">
            <text:p/>
          </draw:path>
          <draw:path draw:style-name="gr6" draw:text-style-name="P3" draw:layer="layout" svg:width="0.425cm" svg:height="0.219cm" draw:transform="skewX (0.06771877497738) rotate (-2.96060201015798) translate (2.72483556414854cm 3.05526391679493cm)" svg:viewBox="0 0 426 220" svg:d="M426 0c-394-1-426 220-426 220">
            <text:p/>
          </draw:path>
          <draw:line draw:style-name="gr6" draw:text-style-name="P3" draw:layer="layout" svg:x1="2.292cm" svg:y1="1.659cm" svg:x2="2.3cm" svg:y2="0.869cm">
            <text:p/>
          </draw:line>
          <draw:line draw:style-name="gr6" draw:text-style-name="P3" draw:layer="layout" svg:x1="2.299cm" svg:y1="3.919cm" svg:x2="2.307cm" svg:y2="3.129cm">
            <text:p/>
          </draw:line>
        </draw:g>
        <draw:custom-shape draw:style-name="gr3" draw:text-style-name="P1" xml:id="id20" draw:id="id20" draw:layer="layout" svg:width="0.1cm" svg:height="0.1cm" draw:transform="rotate (0.0308923277602996) translate (0.95cm 4.3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measurelines" svg:width="1.04cm" svg:height="0.569cm" svg:x="15.2cm" svg:y="2.549cm">
          <draw:text-box>
            <text:p><text:span text:style-name="T2">X</text:span><text:span text:style-name="T3"> 18</text:span></text:p>
          </draw:text-box>
        </draw:frame>
        <draw:line draw:style-name="gr4" draw:text-style-name="P2" draw:layer="measurelines" svg:x1="11.05cm" svg:y1="5.029cm" svg:x2="11.05cm" svg:y2="6.089cm">
          <text:p/>
        </draw:line>
        <draw:line draw:style-name="gr4" draw:text-style-name="P2" draw:layer="measurelines" svg:x1="11.06cm" svg:y1="2.929cm" svg:x2="11.06cm" svg:y2="2.169cm">
          <text:p/>
        </draw:line>
        <draw:connector draw:style-name="gr4" draw:text-style-name="P2" draw:layer="measurelines" draw:type="line" svg:x1="14.979cm" svg:y1="2.379cm" svg:x2="14.977cm" svg:y2="2.165cm" draw:start-shape="id15" draw:start-glue-point="7" svg:d="M14979 2379l-2-214" svg:viewBox="0 0 3 215">
          <text:p/>
        </draw:connector>
        <draw:custom-shape draw:style-name="gr3" draw:text-style-name="P1" xml:id="id18" draw:id="id18" draw:layer="measurelines" svg:width="0.1cm" svg:height="0.106cm" draw:transform="rotate (0.822224610614529) translate (16.394cm 6.0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measurelines" svg:width="1.91cm" svg:height="1.28cm" svg:x="15.59cm" svg:y="3.368cm">
          <draw:text-box>
            <text:p><text:span text:style-name="T4">DC vol</text:span><text:span text:style-name="T5">tage</text:span></text:p>
            <text:p/>
          </draw:text-box>
        </draw:frame>
        <draw:frame draw:style-name="gr13" draw:text-style-name="P9" draw:layer="measurelines" svg:width="1.4cm" svg:height="0.569cm" svg:x="15.98cm" svg:y="3.709cm">
          <draw:text-box>
            <text:p><text:span text:style-name="T6">OUT</text:span></text:p>
          </draw:text-box>
        </draw:frame>
        <draw:frame draw:style-name="gr15" draw:text-style-name="P10" draw:layer="measurelines" svg:width="1.32cm" svg:height="0.82cm" svg:x="16cm" svg:y="4.098cm">
          <draw:text-box>
            <text:p><text:span text:style-name="T3">12 V</text:span></text:p>
          </draw:text-box>
        </draw:frame>
        <draw:frame draw:style-name="gr14" draw:text-style-name="P8" draw:layer="measurelines" svg:width="1.91cm" svg:height="1.28cm" svg:x="-0.01cm" svg:y="1.639cm">
          <draw:text-box>
            <text:p><text:span text:style-name="T7">AC vol</text:span><text:span text:style-name="T8">tage</text:span></text:p>
            <text:p/>
          </draw:text-box>
        </draw:frame>
        <draw:frame draw:style-name="gr13" draw:text-style-name="P9" draw:layer="measurelines" svg:width="1.4cm" svg:height="0.569cm" svg:x="0.51cm" svg:y="1.97cm">
          <draw:text-box>
            <text:p><text:span text:style-name="T6">IN</text:span></text:p>
          </draw:text-box>
        </draw:frame>
        <draw:frame draw:style-name="gr16" draw:text-style-name="P10" draw:layer="measurelines" svg:width="2.3cm" svg:height="1.205cm" svg:x="-0.14cm" svg:y="2.459cm">
          <draw:text-box>
            <text:p><text:span text:style-name="T3">230 V / 50 Hz</text:span></text:p>
          </draw:text-box>
        </draw:frame>
        <draw:custom-shape draw:style-name="gr1" draw:text-style-name="P1" xml:id="id15" draw:id="id15" draw:layer="layout" svg:width="1cm" svg:height="0.9cm" draw:transform="rotate (-3.1407199889638) translate (15.48cm 3.27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2" draw:layer="measurelines" draw:type="line" svg:x1="14.979cm" svg:y1="3.279cm" svg:x2="14.977cm" svg:y2="3.381cm" draw:start-shape="id15" draw:start-glue-point="4" draw:end-shape="id16" draw:end-glue-point="7" svg:d="M14979 3279l-2 102" svg:viewBox="0 0 3 103">
          <text:p/>
        </draw:connector>
        <draw:line draw:style-name="gr10" draw:text-style-name="P2" draw:layer="layout" svg:x1="15.47cm" svg:y1="3.279cm" svg:x2="14.47cm" svg:y2="3.279cm">
          <text:p/>
        </draw:line>
        <draw:connector draw:style-name="gr4" draw:text-style-name="P2" xml:id="id17" draw:id="id17" draw:layer="measurelines" draw:type="line" svg:x1="5.433cm" svg:y1="2.159cm" svg:x2="5.073cm" svg:y2="2.16cm" draw:start-shape="id8" draw:start-glue-point="2" svg:d="M5433 2159l-360 1" svg:viewBox="0 0 361 2">
          <text:p/>
        </draw:connector>
        <draw:custom-shape draw:style-name="gr17" draw:text-style-name="P4" draw:layer="measurelines" svg:width="0.27cm" svg:height="0.21cm" svg:x="4.94cm" svg:y="4.3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measurelines" svg:width="0.262cm" svg:height="0.121cm" svg:x="4.945cm" svg:y="4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measurelines" svg:width="0.311cm" svg:height="0.121cm" svg:x="4.929cm" svg:y="4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measurelines" svg:x1="5.073cm" svg:y1="2.16cm" svg:x2="16.415cm" svg:y2="6.093cm" draw:start-shape="id17" draw:start-glue-point="3" draw:end-shape="id18" draw:end-glue-point="5" svg:d="M5073 2160v3933h11342" svg:viewBox="0 0 11343 3934">
          <text:p/>
        </draw:connector>
        <draw:connector draw:style-name="gr19" draw:text-style-name="P1" draw:layer="measurelines" svg:x1="2.3cm" svg:y1="3.919cm" svg:x2="1.052cm" svg:y2="4.435cm" draw:start-shape="id19" draw:start-glue-point="2" draw:end-shape="id20" draw:end-glue-point="10" svg:d="M2300 3919v516h-1248" svg:viewBox="0 0 1249 517">
          <text:p/>
        </draw:connector>
        <draw:connector draw:style-name="gr19" draw:text-style-name="P1" draw:layer="measurelines" svg:x1="2.3cm" svg:y1="0.869cm" svg:x2="1.04cm" svg:y2="0.416cm" draw:start-shape="id19" draw:start-glue-point="0" draw:end-shape="id21" draw:end-glue-point="10" svg:d="M2300 869v-453h-1260" svg:viewBox="0 0 1261 454">
          <text:p/>
        </draw:connector>
        <draw:g>
          <draw:g>
            <draw:line draw:style-name="gr20" draw:text-style-name="P5" draw:layer="measurelines" svg:x1="2.6cm" svg:y1="4.889cm" svg:x2="2cm" svg:y2="4.889cm">
              <text:p/>
            </draw:line>
            <draw:line draw:style-name="gr20" draw:text-style-name="P5" draw:layer="measurelines" svg:x1="2.157cm" svg:y1="5.037cm" svg:x2="2.453cm" svg:y2="5.037cm">
              <text:p/>
            </draw:line>
            <draw:line draw:style-name="gr20" draw:text-style-name="P5" draw:layer="measurelines" svg:x1="2.237cm" svg:y1="5.165cm" svg:x2="2.379cm" svg:y2="5.165cm">
              <text:p/>
            </draw:line>
            <draw:line draw:style-name="gr20" draw:text-style-name="P5" xml:id="id22" draw:id="id22" draw:layer="measurelines" svg:x1="2.3cm" svg:y1="4.879cm" svg:x2="2.302cm" svg:y2="4.549cm">
              <text:p/>
            </draw:line>
            <draw:connector draw:style-name="gr21" draw:text-style-name="P12" draw:layer="measurelines" draw:type="line" svg:x1="2.301cm" svg:y1="4.549cm" svg:x2="2.301cm" svg:y2="4.435cm" draw:start-shape="id22" svg:d="M2301 4549v-114" svg:viewBox="0 0 1 115">
              <text:p/>
            </draw:connector>
          </draw:g>
          <draw:g>
            <draw:line draw:style-name="gr20" draw:text-style-name="P5" draw:layer="measurelines" svg:x1="10.52cm" svg:y1="6.543cm" svg:x2="9.92cm" svg:y2="6.543cm">
              <text:p/>
            </draw:line>
            <draw:line draw:style-name="gr20" draw:text-style-name="P5" draw:layer="measurelines" svg:x1="10.077cm" svg:y1="6.691cm" svg:x2="10.373cm" svg:y2="6.691cm">
              <text:p/>
            </draw:line>
            <draw:line draw:style-name="gr20" draw:text-style-name="P5" draw:layer="measurelines" svg:x1="10.157cm" svg:y1="6.819cm" svg:x2="10.299cm" svg:y2="6.819cm">
              <text:p/>
            </draw:line>
            <draw:line draw:style-name="gr20" draw:text-style-name="P5" xml:id="id23" draw:id="id23" draw:layer="measurelines" svg:x1="10.22cm" svg:y1="6.533cm" svg:x2="10.222cm" svg:y2="6.203cm">
              <text:p/>
            </draw:line>
            <draw:connector draw:style-name="gr21" draw:text-style-name="P12" draw:layer="measurelines" draw:type="line" svg:x1="10.221cm" svg:y1="6.203cm" svg:x2="10.221cm" svg:y2="6.089cm" draw:start-shape="id23" svg:d="M10221 6203v-114" svg:viewBox="0 0 1 115">
              <text:p/>
            </draw:connector>
          </draw:g>
          <draw:frame draw:style-name="gr13" draw:text-style-name="P13" draw:layer="measurelines" svg:width="0.44cm" svg:height="0.569cm" svg:x="0.75cm" svg:y="3.919cm">
            <draw:text-box>
              <text:p><text:span text:style-name="T3">0</text:span></text:p>
            </draw:text-box>
          </draw:frame>
          <draw:frame draw:style-name="gr13" draw:text-style-name="P13" draw:layer="measurelines" svg:width="0.44cm" svg:height="0.569cm" svg:x="0.73cm" svg:y="-0.072cm">
            <draw:text-box>
              <text:p><text:span text:style-name="T3">1</text:span></text:p>
            </draw:text-box>
          </draw:frame>
          <draw:frame draw:style-name="gr13" draw:text-style-name="P13" draw:layer="measurelines" svg:width="0.44cm" svg:height="0.569cm" svg:x="7.05cm" svg:y="0.279cm">
            <draw:text-box>
              <text:p><text:span text:style-name="T3">2</text:span></text:p>
            </draw:text-box>
          </draw:frame>
          <draw:frame draw:style-name="gr13" draw:text-style-name="P13" draw:layer="measurelines" svg:width="0.44cm" svg:height="0.569cm" svg:x="8.56cm" svg:y="1.629cm">
            <draw:text-box>
              <text:p><text:span text:style-name="T3">3</text:span></text:p>
            </draw:text-box>
          </draw:frame>
          <draw:frame draw:style-name="gr13" draw:text-style-name="P13" draw:layer="measurelines" svg:width="0.44cm" svg:height="0.569cm" svg:x="7.03cm" svg:y="3.709cm">
            <draw:text-box>
              <text:p><text:span text:style-name="T3">4</text:span></text:p>
            </draw:text-box>
          </draw:frame>
          <draw:frame draw:style-name="gr13" draw:text-style-name="P13" draw:layer="measurelines" svg:width="0.44cm" svg:height="0.569cm" svg:x="16.205cm" svg:y="5.59cm">
            <draw:text-box>
              <text:p><text:span text:style-name="T3">5</text:span></text:p>
            </draw:text-box>
          </draw:frame>
        </draw:g>
        <draw:frame draw:style-name="gr13" draw:text-style-name="P13" draw:layer="measurelines" svg:width="0.44cm" svg:height="0.569cm" svg:x="16.21cm" svg:y="1.659cm">
          <draw:text-box>
            <text:p><text:span text:style-name="T3">6</text:span></text:p>
          </draw:text-box>
        </draw:frame>
        <draw:frame draw:style-name="gr22" draw:text-style-name="P15" draw:layer="layout" svg:width="1.05cm" svg:height="0.963cm" svg:x="9.74cm" svg:y="2.848cm">
          <draw:text-box>
            <text:p text:style-name="P14"><text:span text:style-name="T9">R1</text:span></text:p>
          </draw:text-box>
        </draw:frame>
        <draw:frame draw:style-name="gr15" draw:text-style-name="P15" draw:layer="layout" svg:width="0.71cm" svg:height="0.82cm" svg:x="11.62cm" svg:y="3.738cm">
          <draw:text-box>
            <text:p text:style-name="P14"><text:span text:style-name="T9">C</text:span></text:p>
          </draw:text-box>
        </draw:frame>
        <draw:frame draw:style-name="gr22" draw:text-style-name="P15" draw:layer="layout" svg:width="1.05cm" svg:height="0.963cm" svg:x="12.39cm" svg:y="1.098cm">
          <draw:text-box>
            <text:p text:style-name="P14"><text:span text:style-name="T9">R</text:span><text:span text:style-name="T10">2</text:span></text:p>
          </draw:text-box>
        </draw:frame>
        <draw:line draw:style-name="gr12" draw:text-style-name="P2" draw:layer="layout" svg:x1="2.9cm" svg:y1="1.498cm" svg:x2="2.9cm" svg:y2="3.288cm">
          <text:p/>
        </draw:line>
        <draw:line draw:style-name="gr12" draw:text-style-name="P2" draw:layer="layout" svg:x1="3.1cm" svg:y1="1.498cm" svg:x2="3.1cm" svg:y2="3.288cm">
          <text:p/>
        </draw:line>
        <draw:frame draw:style-name="gr23" draw:text-style-name="P10" draw:layer="layout" svg:width="1.15cm" svg:height="0.61cm" svg:x="2.49cm" svg:y="1.058cm">
          <draw:text-box>
            <text:p><text:span text:style-name="T3">n : 1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1cm" svg:stroke-color="#000000" draw:marker-start-width="0.22cm" draw:marker-start-center="false" draw:marker-end-width="0.2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bitmap" draw:fill-gradient-name="Gradient_20_1" draw:fill-hatch-name="Hatching_20_1" draw:fill-image-name="_35__20_Percent" style:repeat="repea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8cm" fo:margin-bottom="0cm" fo:margin-left="0cm" fo:margin-right="0cm" fo:page-width="17.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2T23:23:06.105425079</dc:date>
    <meta:editing-duration>PT1H57M23S</meta:editing-duration>
    <meta:editing-cycles>22</meta:editing-cycles>
    <meta:generator>LibreOffice/6.4.7.2$Linux_X86_64 LibreOffice_project/40$Build-2</meta:generator>
    <meta:document-statistic meta:object-count="139"/>
  </office:meta>
</office:document-meta>
</file>